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 table:number-rows-repeated="7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 table:number-rows-repeated="20">
          <table:table-cell table:number-columns-repeated="20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y</text:p>
          </table:table-cell>
        </table:table-row>
        <table:table-row table:style-name="ro1" table:number-rows-repeated="58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office:annotation draw:style-name="gr1" svg:width="1.1413in" svg:height="0.7083in" svg:x="13.5697in" svg:y="13.6315in" draw:caption-point-x="-0.2402in" draw:caption-point-y="0.5945in">
              <dc:date>2023-05-24T00:00:00</dc:date>
              <text:p>Comment1</text:p>
              <text:p/>
            </office:annotation>
            <text:p>commented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rName1" table:base-cell-address="$Sheet2.$D$73" table:cell-range-address="$Sheet2.$D$73:.$F$75"/>
      </table:named-expressions>
      <table:database-ranges>
        <table:database-range table:name="dRange1" table:target-range-address="Sheet3.S21:Sheet3.T2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2:06:27.792000000</meta:creation-date>
    <dc:date>2023-05-24T22:13:06.653000000</dc:date>
    <meta:editing-duration>PT6M39S</meta:editing-duration>
    <meta:editing-cycles>1</meta:editing-cycles>
    <meta:document-statistic meta:table-count="24" meta:cell-count="6" meta:object-count="0"/>
    <meta:generator>LibreOfficeDev/7.6.0.0.alpha1$Windows_X86_64 LibreOffice_project/bcad9f53c8b421590beacbe1e65cb065db67d1a9</meta:generator>
  </office:meta>
</office:document-meta>
</file>